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806cm" fo:min-width="17.3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16.82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003cm" svg:y1="2.434cm" svg:x2="6.127cm" svg:y2="2.434cm">
          <text:p/>
        </draw:line>
        <draw:frame draw:style-name="gr2" draw:text-style-name="P3" draw:layer="layout" svg:width="4.125cm" svg:height="0.471cm" svg:x="2.004cm" svg:y="2.018cm">
          <draw:text-box>
            <text:p text:style-name="P2"><text:span text:style-name="T1">Problem Background :</text:span></text:p>
          </draw:text-box>
        </draw:frame>
        <draw:frame draw:style-name="gr2" draw:text-style-name="P3" draw:layer="layout" svg:width="15.687cm" svg:height="0.471cm" svg:x="2.004cm" svg:y="2.992cm">
          <draw:text-box>
            <text:p text:style-name="P2"><text:span text:style-name="T2">Joining a gym is a popular, and effective way to get your health in check. However, <text:s/>not any </text:span></text:p>
          </draw:text-box>
        </draw:frame>
        <draw:frame draw:style-name="gr2" draw:text-style-name="P3" draw:layer="layout" svg:width="16.567cm" svg:height="0.471cm" svg:x="2.004cm" svg:y="3.479cm">
          <draw:text-box>
            <text:p text:style-name="P2"><text:span text:style-name="T2">neighborhoods of a given city have a gym, and, unfortunately, these are the neighborhoods where </text:span></text:p>
          </draw:text-box>
        </draw:frame>
        <draw:frame draw:style-name="gr2" draw:text-style-name="P3" draw:layer="layout" svg:width="15.695cm" svg:height="0.471cm" svg:x="2.004cm" svg:y="3.966cm">
          <draw:text-box>
            <text:p text:style-name="P2"><text:span text:style-name="T2">physical activity is needed the most. In this project, we focus on the city of Toronto. <text:s/>Highly </text:span></text:p>
          </draw:text-box>
        </draw:frame>
        <draw:frame draw:style-name="gr2" draw:text-style-name="P3" draw:layer="layout" svg:width="16.901cm" svg:height="0.471cm" svg:x="2.004cm" svg:y="4.452cm">
          <draw:text-box>
            <text:p text:style-name="P2"><text:span text:style-name="T2">populated, upper-class areas of the city are in no shortage of places where one could practice a sport</text:span></text:p>
          </draw:text-box>
        </draw:frame>
        <draw:frame draw:style-name="gr2" draw:text-style-name="P3" draw:layer="layout" svg:width="16.402cm" svg:height="0.471cm" svg:x="2.004cm" svg:y="4.939cm">
          <draw:text-box>
            <text:p text:style-name="P2"><text:span text:style-name="T2">or some sort of physical activity. However, there are some neighborhoods where gyms, pools, or </text:span></text:p>
          </draw:text-box>
        </draw:frame>
        <draw:frame draw:style-name="gr2" draw:text-style-name="P3" draw:layer="layout" svg:width="15.462cm" svg:height="0.471cm" svg:x="2.004cm" svg:y="5.426cm">
          <draw:text-box>
            <text:p text:style-name="P2"><text:span text:style-name="T2">parks are rare. This begs the question of finding the optimal location for a gym, taking into </text:span></text:p>
          </draw:text-box>
        </draw:frame>
        <draw:frame draw:style-name="gr2" draw:text-style-name="P3" draw:layer="layout" svg:width="16.118cm" svg:height="0.471cm" svg:x="2.004cm" svg:y="5.913cm">
          <draw:text-box>
            <text:p text:style-name="P2"><text:span text:style-name="T2">account, of course, the supply and demand, but also the need for residents to have some sort of </text:span></text:p>
          </draw:text-box>
        </draw:frame>
        <draw:frame draw:style-name="gr2" draw:text-style-name="P3" draw:layer="layout" svg:width="16.152cm" svg:height="0.471cm" svg:x="2.004cm" svg:y="6.4cm">
          <draw:text-box>
            <text:p text:style-name="P2"><text:span text:style-name="T2">physical activity, by choosing a neighborhood where the residents are sedentary and unhealthy. </text:span></text:p>
          </draw:text-box>
        </draw:frame>
        <draw:line draw:style-name="gr1" draw:text-style-name="P1" draw:layer="layout" svg:x1="2.003cm" svg:y1="7.789cm" svg:x2="9.697cm" svg:y2="7.789cm">
          <text:p/>
        </draw:line>
        <draw:frame draw:style-name="gr2" draw:text-style-name="P3" draw:layer="layout" svg:width="7.686cm" svg:height="0.471cm" svg:x="2.004cm" svg:y="7.373cm">
          <draw:text-box>
            <text:p text:style-name="P2"><text:span text:style-name="T1">Problem Description <text:s/>and Target Audience</text:span></text:p>
          </draw:text-box>
        </draw:frame>
        <draw:frame draw:style-name="gr2" draw:text-style-name="P3" draw:layer="layout" svg:width="16.559cm" svg:height="0.471cm" svg:x="2cm" svg:y="7.929cm">
          <draw:text-box>
            <text:p text:style-name="P2"><text:span text:style-name="T2">This is clearly a problem that a low-cost gym chain (the target audience) should solve <text:s/>in order to </text:span></text:p>
          </draw:text-box>
        </draw:frame>
        <draw:frame draw:style-name="gr2" draw:text-style-name="P3" draw:layer="layout" svg:width="16.203cm" svg:height="0.471cm" svg:x="2cm" svg:y="8.429cm">
          <draw:text-box>
            <text:p text:style-name="P2"><text:span text:style-name="T2">avoid being in locations that are too competitive, as well as to have the most societal impact by </text:span></text:p>
          </draw:text-box>
        </draw:frame>
        <draw:frame draw:style-name="gr3" draw:text-style-name="P4" draw:layer="layout" svg:width="16.309cm" svg:height="0.471cm" svg:x="2cm" svg:y="8.929cm">
          <draw:text-box>
            <text:p text:style-name="P2"><text:span text:style-name="T2">promoting health and fitness in sedentary neighborhoods. In particular, we will need to find the <text:s/></text:span></text:p>
          </draw:text-box>
        </draw:frame>
        <draw:line draw:style-name="gr1" draw:text-style-name="P1" draw:layer="layout" svg:x1="2.003cm" svg:y1="10.71cm" svg:x2="5.178cm" svg:y2="10.71cm">
          <text:p/>
        </draw:line>
        <draw:frame draw:style-name="gr4" draw:text-style-name="P4" draw:layer="layout" svg:width="17.396cm" svg:height="2.806cm" svg:x="2.004cm" svg:y="10.294cm">
          <draw:text-box>
            <text:p text:style-name="P2"><text:span text:style-name="T1">Success Criteria :</text:span></text:p>
          </draw:text-box>
        </draw:frame>
        <draw:frame draw:style-name="gr2" draw:text-style-name="P3" draw:layer="layout" svg:width="16.529cm" svg:height="0.471cm" svg:x="2.004cm" svg:y="10.781cm">
          <draw:text-box>
            <text:p text:style-name="P2"><text:span text:style-name="T2">The success </text:span><text:span text:style-name="T2">criteria of this </text:span><text:span text:style-name="T2">project will be a </text:span><text:span text:style-name="T2">good </text:span><text:span text:style-name="T2">recommendation </text:span><text:span text:style-name="T2">of the </text:span><text:span text:style-name="T2">neighborhood </text:span><text:span text:style-name="T2">choice in </text:span></text:p>
          </draw:text-box>
        </draw:frame>
        <draw:frame draw:style-name="gr2" draw:text-style-name="P3" draw:layer="layout" svg:width="16.863cm" svg:height="0.471cm" svg:x="2.004cm" svg:y="11.268cm">
          <draw:text-box>
            <text:p text:style-name="P2"><text:span text:style-name="T2">Toronto for an eventual opening of a new franchise for a low-cost gym chain based on 2 key factors</text:span></text:p>
          </draw:text-box>
        </draw:frame>
        <draw:frame draw:style-name="gr2" draw:text-style-name="P3" draw:layer="layout" svg:width="15.928cm" svg:height="0.471cm" svg:x="2.004cm" svg:y="11.755cm">
          <draw:text-box>
            <text:p text:style-name="P2"><text:span text:style-name="T2">: lack of available gym and other locations where one can exercise a physical activity, and the </text:span></text:p>
          </draw:text-box>
        </draw:frame>
        <draw:frame draw:style-name="gr2" draw:text-style-name="P3" draw:layer="layout" svg:width="10.67cm" svg:height="0.471cm" svg:x="2.004cm" svg:y="12.242cm">
          <draw:text-box>
            <text:p text:style-name="P2"><text:span text:style-name="T2">second factor is the general unhealthiness of the neighborhood.</text:span></text:p>
          </draw:text-box>
        </draw:frame>
        <draw:frame draw:style-name="gr5" draw:text-style-name="P4" draw:layer="layout" svg:width="16.821cm" svg:height="1.881cm" svg:x="2.079cm" svg:y="9.319cm">
          <draw:text-box>
            <text:p text:style-name="P2"><text:span text:style-name="T2">neighborhoods that have the least amount of locations where </text:span><text:span text:style-name="T2">one can exercise (gyms, pools, parks)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4" draw:layer="layout" svg:width="17.702cm" svg:height="0.471cm" svg:x="1.891cm" svg:y="9.829cm">
          <draw:text-box>
            <text:p text:style-name="P2"><text:span text:style-name="T2"><text:s text:c="2"/></text:span><text:span text:style-name="T2">And that are the most likely to be unhealthy. This will require using Foursquare and public health </text:span><text:span text:style-name="T2">data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2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27T20:00:06.035396345</dc:date>
    <meta:editing-duration>PT2M3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